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1c4ded"/>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1c4ded" officeooo:paragraph-rsid="001c4ded" style:font-weight-asian="bold"/>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1c4ded" officeooo:paragraph-rsid="001c4ded"/>
    </style:style>
    <style:style style:name="P7"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8"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style>
    <style:style style:name="P9"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1c4ded" officeooo:paragraph-rsid="001c4ded" style:font-weight-asian="bold" style:font-weight-complex="bold"/>
    </style:style>
    <style:style style:name="P11"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2"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style>
    <style:style style:name="T1" style:family="text">
      <style:text-properties fo:color="#333333" fo:font-weight="bold" style:font-weight-asian="bold" style:font-weight-complex="bold"/>
    </style:style>
    <style:style style:name="T2" style:family="text">
      <style:text-properties fo:color="#333333" fo:font-weight="bold" style:font-weight-asian="bold"/>
    </style:style>
    <style:style style:name="T3" style:family="text">
      <style:text-properties fo:color="#333333"/>
    </style:style>
    <style:style style:name="T4" style:family="text">
      <style:text-properties officeooo:rsid="001c4de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2">Name: Josiah Kowalski <text:tab/><text:tab/><text:tab/> <text:s text:c="26"/>[A<text:span text:style-name="T4">ssignment 5.01 Population Ratio</text:span>]</text:p>
        <text:p text:style-name="P9"><text:span text:style-name="T1">Each assignment has three parts.</text:span></text:p>
        <text:p text:style-name="P1"><text:span text:style-name="T2">Part One:</text:span><text:span text:style-name="T3"> Follow the assignment directions and create an outline of your program (pseudocode)</text:span></text:p>
      </text:section>
      <text:section text:style-name="Sect1" text:name="Section1">
        <text:p text:style-name="P9"><text:span text:style-name="T3">.</text:span><text:span text:style-name="T2">Insert your pseudocode here:</text:span></text:p>
        <text:p text:style-name="P10"/>
        <text:p text:style-name="P10">/**</text:p>
        <text:p text:style-name="P10"><text:s/>* This program models gender population variety.</text:p>
        <text:p text:style-name="P10"><text:s/>* </text:p>
        <text:p text:style-name="P10"><text:s/>* @author Josiah K.</text:p>
        <text:p text:style-name="P10"><text:s/>* @version 11/20/19</text:p>
        <text:p text:style-name="P10"><text:s/>*/</text:p>
        <text:p text:style-name="P10">import java.util.Scanner</text:p>
        <text:p text:style-name="P10">public class PopulationSim</text:p>
        <text:p text:style-name="P10"/>
        <text:p text:style-name="P10"><text:tab/>public static void main(String[] args)</text:p>
        <text:p text:style-name="P10"><text:tab/></text:p>
        <text:p text:style-name="P10"><text:tab/><text:tab/>double male = 0</text:p>
        <text:p text:style-name="P10"><text:tab/><text:tab/>double male2 = 0</text:p>
        <text:p text:style-name="P10"><text:tab/><text:tab/>double male3 = 0</text:p>
        <text:p text:style-name="P10"><text:tab/><text:tab/>double male4 = 0</text:p>
        <text:p text:style-name="P10"><text:tab/><text:tab/>double male5 = 0</text:p>
        <text:p text:style-name="P10"><text:tab/><text:tab/>double female = 0</text:p>
        <text:p text:style-name="P10"><text:tab/><text:tab/>double female2 = 0</text:p>
        <text:p text:style-name="P10"><text:tab/><text:tab/>double female3 = 0</text:p>
        <text:p text:style-name="P10"><text:tab/><text:tab/>double female4 = 0</text:p>
        <text:p text:style-name="P10"><text:tab/><text:tab/>double female5 = 0</text:p>
        <text:p text:style-name="P10"><text:soft-page-break/><text:tab/><text:tab/>int counter = 1</text:p>
        <text:p text:style-name="P10"><text:tab/><text:tab/>int counter2 = 1</text:p>
        <text:p text:style-name="P10"><text:tab/><text:tab/>int counter3 = 1</text:p>
        <text:p text:style-name="P10"><text:tab/><text:tab/>int counter4 = 1</text:p>
        <text:p text:style-name="P10"><text:tab/><text:tab/>int counter5 = 1</text:p>
        <text:p text:style-name="P10"><text:tab/> <text:s text:c="3"/>double randNum = 0.0</text:p>
        <text:p text:style-name="P10"><text:tab/> <text:s text:c="3"/>Scanner in = new Scanner(System.in)</text:p>
        <text:p text:style-name="P10"><text:tab/> <text:s text:c="3"/></text:p>
        <text:p text:style-name="P10"><text:tab/> <text:s text:c="3"/>println("What is the population ")</text:p>
        <text:p text:style-name="P10"><text:tab/> <text:s text:c="3"/>int population = in.nextInt()</text:p>
        <text:p text:style-name="P10"><text:tab/> <text:s text:c="3"/></text:p>
        <text:p text:style-name="P10"><text:tab/> <text:s text:c="3"/>while(counter &lt;= population)</text:p>
        <text:p text:style-name="P10"><text:tab/> <text:s text:c="3"/></text:p>
        <text:p text:style-name="P10"><text:tab/> <text:s text:c="7"/>randNum = Math.random()</text:p>
        <text:p text:style-name="P10"><text:tab/> <text:s text:c="7"/>print(counter + "\t" + randNum)</text:p>
        <text:p text:style-name="P10"><text:tab/> <text:s text:c="7"/></text:p>
        <text:p text:style-name="P10"><text:tab/> <text:s text:c="7"/>if(randNum &lt; .484)</text:p>
        <text:p text:style-name="P10"><text:tab/> <text:s text:c="7"/></text:p>
        <text:p text:style-name="P10"><text:tab/> <text:s text:c="11"/>male++</text:p>
        <text:p text:style-name="P10"><text:tab/> <text:s text:c="11"/>println("\t male")</text:p>
        <text:p text:style-name="P10"><text:tab/> <text:s text:c="7"/></text:p>
        <text:p text:style-name="P10"><text:tab/> <text:s text:c="7"/>else</text:p>
        <text:p text:style-name="P10"><text:tab/> <text:s text:c="7"/></text:p>
        <text:p text:style-name="P10"><text:tab/> <text:s text:c="11"/>female++</text:p>
        <text:p text:style-name="P10"><text:tab/> <text:s text:c="11"/>println("\t female")</text:p>
        <text:p text:style-name="P10"><text:soft-page-break/><text:tab/> <text:s text:c="10"/></text:p>
        <text:p text:style-name="P10"><text:tab/> <text:s text:c="7"/>counter++ <text:s text:c="5"/></text:p>
        <text:p text:style-name="P10"><text:tab/><text:tab/></text:p>
        <text:p text:style-name="P10"><text:tab/><text:tab/></text:p>
        <text:p text:style-name="P10"><text:tab/><text:tab/>while(counter2 &lt;= population)</text:p>
        <text:p text:style-name="P10"><text:tab/> <text:s text:c="3"/></text:p>
        <text:p text:style-name="P10"><text:tab/> <text:s text:c="7"/>randNum = Math.random()</text:p>
        <text:p text:style-name="P10"><text:tab/> <text:s text:c="7"/>print(counter2 + "\t" + randNum)</text:p>
        <text:p text:style-name="P10"><text:tab/> <text:s text:c="7"/></text:p>
        <text:p text:style-name="P10"><text:tab/> <text:s text:c="7"/>if(randNum &lt; .484)</text:p>
        <text:p text:style-name="P10"><text:tab/> <text:s text:c="7"/></text:p>
        <text:p text:style-name="P10"><text:tab/> <text:s text:c="11"/>male2++</text:p>
        <text:p text:style-name="P10"><text:tab/> <text:s text:c="11"/>println("\t male")</text:p>
        <text:p text:style-name="P10"><text:tab/> <text:s text:c="7"/></text:p>
        <text:p text:style-name="P10"><text:tab/> <text:s text:c="7"/>else</text:p>
        <text:p text:style-name="P10"><text:tab/> <text:s text:c="7"/></text:p>
        <text:p text:style-name="P10"><text:tab/> <text:s text:c="11"/>female2++</text:p>
        <text:p text:style-name="P10"><text:tab/> <text:s text:c="11"/>println("\t female")</text:p>
        <text:p text:style-name="P10"><text:tab/> <text:s text:c="10"/></text:p>
        <text:p text:style-name="P10"><text:tab/> <text:s text:c="7"/>counter2++ <text:s text:c="5"/></text:p>
        <text:p text:style-name="P10"><text:tab/><text:tab/></text:p>
        <text:p text:style-name="P10"><text:tab/><text:tab/></text:p>
        <text:p text:style-name="P10"><text:tab/><text:tab/>while(counter3 &lt;= population)</text:p>
        <text:p text:style-name="P10"><text:tab/> <text:s text:c="3"/></text:p>
        <text:p text:style-name="P10"><text:tab/> <text:s text:c="7"/>randNum = Math.random()</text:p>
        <text:p text:style-name="P10"><text:soft-page-break/><text:tab/> <text:s text:c="7"/>print(counter3 + "\t" + randNum)</text:p>
        <text:p text:style-name="P10"><text:tab/> <text:s text:c="7"/></text:p>
        <text:p text:style-name="P10"><text:tab/> <text:s text:c="7"/>if(randNum &lt; .484)</text:p>
        <text:p text:style-name="P10"><text:tab/> <text:s text:c="7"/></text:p>
        <text:p text:style-name="P10"><text:tab/> <text:s text:c="11"/>male3++</text:p>
        <text:p text:style-name="P10"><text:tab/> <text:s text:c="11"/>println("\t male")</text:p>
        <text:p text:style-name="P10"><text:tab/> <text:s text:c="7"/></text:p>
        <text:p text:style-name="P10"><text:tab/> <text:s text:c="7"/>else</text:p>
        <text:p text:style-name="P10"><text:tab/> <text:s text:c="7"/></text:p>
        <text:p text:style-name="P10"><text:tab/> <text:s text:c="11"/>female3++</text:p>
        <text:p text:style-name="P10"><text:tab/> <text:s text:c="11"/>println("\t female")</text:p>
        <text:p text:style-name="P10"><text:tab/> <text:s text:c="10"/></text:p>
        <text:p text:style-name="P10"><text:tab/> <text:s text:c="7"/>counter3++ <text:s text:c="5"/></text:p>
        <text:p text:style-name="P10"><text:tab/><text:tab/></text:p>
        <text:p text:style-name="P10"><text:tab/><text:tab/></text:p>
        <text:p text:style-name="P10"><text:tab/><text:tab/>while(counter4 &lt;= population)</text:p>
        <text:p text:style-name="P10"><text:tab/> <text:s text:c="3"/></text:p>
        <text:p text:style-name="P10"><text:tab/> <text:s text:c="7"/>randNum = Math.random()</text:p>
        <text:p text:style-name="P10"><text:tab/> <text:s text:c="7"/>print(counter4 + "\t" + randNum)</text:p>
        <text:p text:style-name="P10"><text:tab/> <text:s text:c="7"/></text:p>
        <text:p text:style-name="P10"><text:tab/> <text:s text:c="7"/>if(randNum &lt; .484)</text:p>
        <text:p text:style-name="P10"><text:tab/> <text:s text:c="7"/></text:p>
        <text:p text:style-name="P10"><text:tab/> <text:s text:c="11"/>male4++</text:p>
        <text:p text:style-name="P10"><text:tab/> <text:s text:c="11"/>println("\t male")</text:p>
        <text:p text:style-name="P10"><text:tab/> <text:s text:c="7"/></text:p>
        <text:p text:style-name="P10"><text:soft-page-break/><text:tab/> <text:s text:c="7"/>else</text:p>
        <text:p text:style-name="P10"><text:tab/> <text:s text:c="7"/></text:p>
        <text:p text:style-name="P10"><text:tab/> <text:s text:c="11"/>female4++</text:p>
        <text:p text:style-name="P10"><text:tab/> <text:s text:c="11"/>println("\t female")</text:p>
        <text:p text:style-name="P10"><text:tab/> <text:s text:c="10"/></text:p>
        <text:p text:style-name="P10"><text:tab/> <text:s text:c="7"/>counter4++ <text:s text:c="5"/></text:p>
        <text:p text:style-name="P10"><text:tab/><text:tab/></text:p>
        <text:p text:style-name="P10"><text:tab/><text:tab/></text:p>
        <text:p text:style-name="P10"><text:tab/><text:tab/>while(counter5 &lt;= population)</text:p>
        <text:p text:style-name="P10"><text:tab/> <text:s text:c="3"/></text:p>
        <text:p text:style-name="P10"><text:tab/> <text:s text:c="7"/>randNum = Math.random()</text:p>
        <text:p text:style-name="P10"><text:tab/> <text:s text:c="7"/>print(counter5 + "\t" + randNum)</text:p>
        <text:p text:style-name="P10"><text:tab/> <text:s text:c="7"/></text:p>
        <text:p text:style-name="P10"><text:tab/> <text:s text:c="7"/>if(randNum &lt; .484)</text:p>
        <text:p text:style-name="P10"><text:tab/> <text:s text:c="7"/></text:p>
        <text:p text:style-name="P10"><text:tab/> <text:s text:c="11"/>male5++</text:p>
        <text:p text:style-name="P10"><text:tab/> <text:s text:c="11"/>println("\t male")</text:p>
        <text:p text:style-name="P10"><text:tab/> <text:s text:c="7"/></text:p>
        <text:p text:style-name="P10"><text:tab/> <text:s text:c="7"/>else</text:p>
        <text:p text:style-name="P10"><text:tab/> <text:s text:c="7"/></text:p>
        <text:p text:style-name="P10"><text:tab/> <text:s text:c="11"/>female5++</text:p>
        <text:p text:style-name="P10"><text:tab/> <text:s text:c="11"/>println("\t female")</text:p>
        <text:p text:style-name="P10"><text:tab/> <text:s text:c="10"/></text:p>
        <text:p text:style-name="P10"><text:tab/> <text:s text:c="7"/>counter5++ <text:s text:c="5"/></text:p>
        <text:p text:style-name="P10"><text:tab/><text:tab/></text:p>
        <text:p text:style-name="P10"><text:soft-page-break/><text:tab/><text:tab/>double averageMale = 0</text:p>
        <text:p text:style-name="P10"><text:tab/><text:tab/>averageMale = (male + male2 + male3 + male4 + male5) / 5</text:p>
        <text:p text:style-name="P10"><text:tab/><text:tab/>double averageFemale = 0</text:p>
        <text:p text:style-name="P10"><text:tab/><text:tab/>averageFemale = (female + female2 + female3 + female4 + female5) / 5</text:p>
        <text:p text:style-name="P10"/>
        <text:p text:style-name="P10"><text:tab/> <text:s text:c="3"/>println()</text:p>
        <text:p text:style-name="P10"><text:tab/> <text:s text:c="3"/>println("Number of males = " + male + "\t" + male2 + "\t" + male3 + "\t" + male4 + "\t" + male5)</text:p>
        <text:p text:style-name="P10"><text:tab/> <text:s text:c="3"/>println("Number of females = " + female+ "\t" + female2 + "\t" + female3 + "\t" + female4 + "\t" + female5)</text:p>
        <text:p text:style-name="P10"><text:tab/><text:tab/>println("Average males = " + averageMale)</text:p>
        <text:p text:style-name="P10"><text:tab/><text:tab/>println("Average females = " + averageFemale)</text:p>
        <text:p text:style-name="P10"><text:tab/> <text:s text:c="3"/>in.close()</text:p>
        <text:p text:style-name="P10"><text:tab/> <text:s text:c="3"/></text:p>
        <text:p text:style-name="P10"><text:tab/></text:p>
        <text:p text:style-name="P10"/>
        <text:p text:style-name="P1"><text:span text:style-name="T2">Part Two:</text:span><text:span text:style-name="T3"> Code the program. Use the IDE to code and test your program</text:span></text:p>
      </text:section>
      <text:section text:style-name="Sect1" text:name="Section2">
        <text:p text:style-name="P2"><text:span text:style-name="T3">.</text:span></text:p>
        <text:p text:style-name="P2"><text:span text:style-name="T2">Example of expected output: </text:span><text:span text:style-name="T3">The </text:span>output for your program should resemble the screen shot at the end of the assignment description. Your specific results will vary depending on the choices you make about the design and the input provided.</text:p>
        <text:p text:style-name="P11"/>
        <text:p text:style-name="P9"><text:span text:style-name="T2">Insert a copy of your code from the IDE here:</text:span></text:p>
        <text:p text:style-name="P3"/>
        <text:p text:style-name="P4"/>
        <text:p text:style-name="P4">/**</text:p>
        <text:p text:style-name="P4"><text:s/>* This program models flipping an unbiased coin and counting the</text:p>
        <text:p text:style-name="P4"><text:s/>* number of times heads or tails occurs.</text:p>
        <text:p text:style-name="P4"><text:s/>* </text:p>
        <text:p text:style-name="P4"><text:s/>* @author B. Jordan </text:p>
        <text:p text:style-name="P4"><text:soft-page-break/><text:s/>* @version 04/01/08</text:p>
        <text:p text:style-name="P4"><text:s/>*/</text:p>
        <text:p text:style-name="P4">import java.util.Scanner;</text:p>
        <text:p text:style-name="P4">public class PopulationSim</text:p>
        <text:p text:style-name="P4">{</text:p>
        <text:p text:style-name="P4"><text:tab/>public static void main(String[] args)</text:p>
        <text:p text:style-name="P4"><text:tab/>{</text:p>
        <text:p text:style-name="P4"><text:tab/><text:tab/>double male = 0;</text:p>
        <text:p text:style-name="P4"><text:tab/><text:tab/>double male2 = 0;</text:p>
        <text:p text:style-name="P4"><text:tab/><text:tab/>double male3 = 0;</text:p>
        <text:p text:style-name="P4"><text:tab/><text:tab/>double male4 = 0;</text:p>
        <text:p text:style-name="P4"><text:tab/><text:tab/>double male5 = 0;</text:p>
        <text:p text:style-name="P4"><text:tab/><text:tab/>double female = 0;</text:p>
        <text:p text:style-name="P4"><text:tab/><text:tab/>double female2 = 0;</text:p>
        <text:p text:style-name="P4"><text:tab/><text:tab/>double female3 = 0;</text:p>
        <text:p text:style-name="P4"><text:tab/><text:tab/>double female4 = 0;</text:p>
        <text:p text:style-name="P4"><text:tab/><text:tab/>double female5 = 0;</text:p>
        <text:p text:style-name="P4"><text:tab/><text:tab/>int counter = 1;</text:p>
        <text:p text:style-name="P4"><text:tab/><text:tab/>int counter2 = 1;</text:p>
        <text:p text:style-name="P4"><text:tab/><text:tab/>int counter3 = 1;</text:p>
        <text:p text:style-name="P4"><text:tab/><text:tab/>int counter4 = 1;</text:p>
        <text:p text:style-name="P4"><text:tab/><text:tab/>int counter5 = 1;</text:p>
        <text:p text:style-name="P4"><text:tab/> <text:s text:c="3"/>double randNum = 0.0;</text:p>
        <text:p text:style-name="P4"><text:tab/> <text:s text:c="3"/>Scanner in = new Scanner(System.in);</text:p>
        <text:p text:style-name="P4"><text:tab/> <text:s text:c="3"/></text:p>
        <text:p text:style-name="P4"><text:tab/> <text:s text:c="3"/>System.out.println("What is the population ");</text:p>
        <text:p text:style-name="P4"><text:tab/> <text:s text:c="3"/>int population = in.nextInt();</text:p>
        <text:p text:style-name="P4"><text:tab/> <text:s text:c="3"/></text:p>
        <text:p text:style-name="P4"><text:tab/> <text:s text:c="3"/>while(counter &lt;= population)</text:p>
        <text:p text:style-name="P4"><text:tab/> <text:s text:c="3"/>{</text:p>
        <text:p text:style-name="P4"><text:tab/> <text:s text:c="7"/>randNum = Math.random();</text:p>
        <text:p text:style-name="P4"><text:tab/> <text:s text:c="7"/>System.out.print(counter + "\t" + randNum);</text:p>
        <text:p text:style-name="P4"><text:tab/> <text:s text:c="7"/></text:p>
        <text:p text:style-name="P4"><text:tab/> <text:s text:c="7"/>if(randNum &lt; .484)</text:p>
        <text:p text:style-name="P4"><text:tab/> <text:s text:c="7"/>{</text:p>
        <text:p text:style-name="P4"><text:tab/> <text:s text:c="11"/>male++;</text:p>
        <text:p text:style-name="P4"><text:soft-page-break/><text:tab/> <text:s text:c="11"/>System.out.println("\t male");</text:p>
        <text:p text:style-name="P4"><text:tab/> <text:s text:c="7"/>}</text:p>
        <text:p text:style-name="P4"><text:tab/> <text:s text:c="7"/>else</text:p>
        <text:p text:style-name="P4"><text:tab/> <text:s text:c="7"/>{</text:p>
        <text:p text:style-name="P4"><text:tab/> <text:s text:c="11"/>female++;</text:p>
        <text:p text:style-name="P4"><text:tab/> <text:s text:c="11"/>System.out.println("\t female");</text:p>
        <text:p text:style-name="P4"><text:tab/> <text:s text:c="10"/>}</text:p>
        <text:p text:style-name="P4"><text:tab/> <text:s text:c="7"/>counter++; <text:s text:c="5"/></text:p>
        <text:p text:style-name="P4"><text:tab/><text:tab/>}</text:p>
        <text:p text:style-name="P4"><text:tab/><text:tab/></text:p>
        <text:p text:style-name="P4"><text:tab/><text:tab/>while(counter2 &lt;= population)</text:p>
        <text:p text:style-name="P4"><text:tab/> <text:s text:c="3"/>{</text:p>
        <text:p text:style-name="P4"><text:tab/> <text:s text:c="7"/>randNum = Math.random();</text:p>
        <text:p text:style-name="P4"><text:tab/> <text:s text:c="7"/>System.out.print(counter2 + "\t" + randNum);</text:p>
        <text:p text:style-name="P4"><text:tab/> <text:s text:c="7"/></text:p>
        <text:p text:style-name="P4"><text:tab/> <text:s text:c="7"/>if(randNum &lt; .484)</text:p>
        <text:p text:style-name="P4"><text:tab/> <text:s text:c="7"/>{</text:p>
        <text:p text:style-name="P4"><text:tab/> <text:s text:c="11"/>male2++;</text:p>
        <text:p text:style-name="P4"><text:tab/> <text:s text:c="11"/>System.out.println("\t male");</text:p>
        <text:p text:style-name="P4"><text:tab/> <text:s text:c="7"/>}</text:p>
        <text:p text:style-name="P4"><text:tab/> <text:s text:c="7"/>else</text:p>
        <text:p text:style-name="P4"><text:tab/> <text:s text:c="7"/>{</text:p>
        <text:p text:style-name="P4"><text:tab/> <text:s text:c="11"/>female2++;</text:p>
        <text:p text:style-name="P4"><text:tab/> <text:s text:c="11"/>System.out.println("\t female");</text:p>
        <text:p text:style-name="P4"><text:tab/> <text:s text:c="10"/>}</text:p>
        <text:p text:style-name="P4"><text:tab/> <text:s text:c="7"/>counter2++; <text:s text:c="5"/></text:p>
        <text:p text:style-name="P4"><text:tab/><text:tab/>}</text:p>
        <text:p text:style-name="P4"><text:tab/><text:tab/></text:p>
        <text:p text:style-name="P4"><text:tab/><text:tab/>while(counter3 &lt;= population)</text:p>
        <text:p text:style-name="P4"><text:tab/> <text:s text:c="3"/>{</text:p>
        <text:p text:style-name="P4"><text:tab/> <text:s text:c="7"/>randNum = Math.random();</text:p>
        <text:p text:style-name="P4"><text:tab/> <text:s text:c="7"/>System.out.print(counter3 + "\t" + randNum);</text:p>
        <text:p text:style-name="P4"><text:tab/> <text:s text:c="7"/></text:p>
        <text:p text:style-name="P4"><text:tab/> <text:s text:c="7"/>if(randNum &lt; .484)</text:p>
        <text:p text:style-name="P4"><text:tab/> <text:s text:c="7"/>{</text:p>
        <text:p text:style-name="P4"><text:tab/> <text:s text:c="11"/>male3++;</text:p>
        <text:p text:style-name="P4"><text:soft-page-break/><text:tab/> <text:s text:c="11"/>System.out.println("\t male");</text:p>
        <text:p text:style-name="P4"><text:tab/> <text:s text:c="7"/>}</text:p>
        <text:p text:style-name="P4"><text:tab/> <text:s text:c="7"/>else</text:p>
        <text:p text:style-name="P4"><text:tab/> <text:s text:c="7"/>{</text:p>
        <text:p text:style-name="P4"><text:tab/> <text:s text:c="11"/>female3++;</text:p>
        <text:p text:style-name="P4"><text:tab/> <text:s text:c="11"/>System.out.println("\t female");</text:p>
        <text:p text:style-name="P4"><text:tab/> <text:s text:c="10"/>}</text:p>
        <text:p text:style-name="P4"><text:tab/> <text:s text:c="7"/>counter3++; <text:s text:c="5"/></text:p>
        <text:p text:style-name="P4"><text:tab/><text:tab/>}</text:p>
        <text:p text:style-name="P4"><text:tab/><text:tab/></text:p>
        <text:p text:style-name="P4"><text:tab/><text:tab/>while(counter4 &lt;= population)</text:p>
        <text:p text:style-name="P4"><text:tab/> <text:s text:c="3"/>{</text:p>
        <text:p text:style-name="P4"><text:tab/> <text:s text:c="7"/>randNum = Math.random();</text:p>
        <text:p text:style-name="P4"><text:tab/> <text:s text:c="7"/>System.out.print(counter4 + "\t" + randNum);</text:p>
        <text:p text:style-name="P4"><text:tab/> <text:s text:c="7"/></text:p>
        <text:p text:style-name="P4"><text:tab/> <text:s text:c="7"/>if(randNum &lt; .484)</text:p>
        <text:p text:style-name="P4"><text:tab/> <text:s text:c="7"/>{</text:p>
        <text:p text:style-name="P4"><text:tab/> <text:s text:c="11"/>male4++;</text:p>
        <text:p text:style-name="P4"><text:tab/> <text:s text:c="11"/>System.out.println("\t male");</text:p>
        <text:p text:style-name="P4"><text:tab/> <text:s text:c="7"/>}</text:p>
        <text:p text:style-name="P4"><text:tab/> <text:s text:c="7"/>else</text:p>
        <text:p text:style-name="P4"><text:tab/> <text:s text:c="7"/>{</text:p>
        <text:p text:style-name="P4"><text:tab/> <text:s text:c="11"/>female4++;</text:p>
        <text:p text:style-name="P4"><text:tab/> <text:s text:c="11"/>System.out.println("\t female");</text:p>
        <text:p text:style-name="P4"><text:tab/> <text:s text:c="10"/>}</text:p>
        <text:p text:style-name="P4"><text:tab/> <text:s text:c="7"/>counter4++; <text:s text:c="5"/></text:p>
        <text:p text:style-name="P4"><text:tab/><text:tab/>}</text:p>
        <text:p text:style-name="P4"><text:tab/><text:tab/></text:p>
        <text:p text:style-name="P4"><text:tab/><text:tab/>while(counter5 &lt;= population)</text:p>
        <text:p text:style-name="P4"><text:tab/> <text:s text:c="3"/>{</text:p>
        <text:p text:style-name="P4"><text:tab/> <text:s text:c="7"/>randNum = Math.random();</text:p>
        <text:p text:style-name="P4"><text:tab/> <text:s text:c="7"/>System.out.print(counter5 + "\t" + randNum);</text:p>
        <text:p text:style-name="P4"><text:tab/> <text:s text:c="7"/></text:p>
        <text:p text:style-name="P4"><text:tab/> <text:s text:c="7"/>if(randNum &lt; .484)</text:p>
        <text:p text:style-name="P4"><text:tab/> <text:s text:c="7"/>{</text:p>
        <text:p text:style-name="P4"><text:tab/> <text:s text:c="11"/>male5++;</text:p>
        <text:p text:style-name="P4"><text:soft-page-break/><text:tab/> <text:s text:c="11"/>System.out.println("\t male");</text:p>
        <text:p text:style-name="P4"><text:tab/> <text:s text:c="7"/>}</text:p>
        <text:p text:style-name="P4"><text:tab/> <text:s text:c="7"/>else</text:p>
        <text:p text:style-name="P4"><text:tab/> <text:s text:c="7"/>{</text:p>
        <text:p text:style-name="P4"><text:tab/> <text:s text:c="11"/>female5++;</text:p>
        <text:p text:style-name="P4"><text:tab/> <text:s text:c="11"/>System.out.println("\t female");</text:p>
        <text:p text:style-name="P4"><text:tab/> <text:s text:c="10"/>}</text:p>
        <text:p text:style-name="P4"><text:tab/> <text:s text:c="7"/>counter5++; <text:s text:c="5"/></text:p>
        <text:p text:style-name="P4"><text:tab/><text:tab/>}</text:p>
        <text:p text:style-name="P4"><text:tab/><text:tab/>double averageMale = 0;</text:p>
        <text:p text:style-name="P4"><text:tab/><text:tab/>averageMale = (male + male2 + male3 + male4 + male5) / 5;</text:p>
        <text:p text:style-name="P4"><text:tab/><text:tab/>double averageFemale = 0;</text:p>
        <text:p text:style-name="P4"><text:tab/><text:tab/>averageFemale = (female + female2 + female3 + female4 + female5) / 5;</text:p>
        <text:p text:style-name="P4"/>
        <text:p text:style-name="P4"><text:tab/> <text:s text:c="3"/>System.out.println();</text:p>
        <text:p text:style-name="P4"><text:tab/> <text:s text:c="3"/>System.out.println("Number of males = " + male + "\t" + male2 + "\t" + male3 + "\t" + male4 + "\t" + male5);</text:p>
        <text:p text:style-name="P4"><text:tab/> <text:s text:c="3"/>System.out.println("Number of females = " + female+ "\t" + female2 + "\t" + female3 + "\t" + female4 + "\t" + female5);</text:p>
        <text:p text:style-name="P4"><text:tab/><text:tab/>System.out.println("Average males = " + averageMale);</text:p>
        <text:p text:style-name="P4"><text:tab/><text:tab/>System.out.println("Average females = " + averageFemale);</text:p>
        <text:p text:style-name="P4"><text:tab/> <text:s text:c="3"/>in.close();</text:p>
        <text:p text:style-name="P4"><text:tab/> <text:s text:c="3"/></text:p>
        <text:p text:style-name="P4"><text:tab/>}</text:p>
        <text:p text:style-name="P4">}</text:p>
        <text:p text:style-name="P7"><text:span text:style-name="T2">Part Three:</text:span><text:span text:style-name="T3">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8"><text:span text:style-name="T2">Review Question</text:span></text:p>
            </table:table-cell>
            <table:table-cell table:style-name="Table1.A1" office:value-type="string">
              <text:p text:style-name="P8"><text:span text:style-name="T2">Response</text:span></text:p>
            </table:table-cell>
          </table:table-row>
          <table:table-row table:style-name="Table1.1">
            <table:table-cell table:style-name="Table1.A1" office:value-type="string">
              <text:p text:style-name="P7"><text:span text:style-name="T3">What was the purpose of your program?</text:span></text:p>
              <text:p text:style-name="P5"/>
              <text:p text:style-name="P5"/>
              <text:p text:style-name="P5"/>
            </table:table-cell>
            <table:table-cell table:style-name="Table1.A1" office:value-type="string">
              <text:p text:style-name="P6">The purpose of this program is to simulate population variety based on gender.</text:p>
            </table:table-cell>
          </table:table-row>
          <text:soft-page-break/>
          <table:table-row table:style-name="Table1.1">
            <table:table-cell table:style-name="Table1.A1" office:value-type="string">
              <text:p text:style-name="P7"><text:span text:style-name="T3">How could your program be useful in the real world?</text:span></text:p>
              <text:p text:style-name="P5"/>
              <text:p text:style-name="P5"/>
            </table:table-cell>
            <table:table-cell table:style-name="Table1.A1" office:value-type="string">
              <text:p text:style-name="P6">It could be useful as a population variety simulator.</text:p>
            </table:table-cell>
          </table:table-row>
          <table:table-row table:style-name="Table1.1">
            <table:table-cell table:style-name="Table1.A1" office:value-type="string">
              <text:p text:style-name="P7"><text:span text:style-name="T3">What is a problem you ran into, and how did you fix it?</text:span></text:p>
              <text:p text:style-name="P5"/>
              <text:p text:style-name="P5"/>
            </table:table-cell>
            <table:table-cell table:style-name="Table1.A1" office:value-type="string">
              <text:p text:style-name="P6">A problem I ran into is having too many variables, I fixed this by deleting some.</text:p>
            </table:table-cell>
          </table:table-row>
          <table:table-row table:style-name="Table1.1">
            <table:table-cell table:style-name="Table1.A1" office:value-type="string">
              <text:p text:style-name="P7"><text:span text:style-name="T3">Describe one thing you would do differently the next time you write a program. </text:span></text:p>
              <text:p text:style-name="P5"/>
              <text:p text:style-name="P5"/>
            </table:table-cell>
            <table:table-cell table:style-name="Table1.A1" office:value-type="string">
              <text:p text:style-name="P6">Next time I write a program I will use a while loop. </text:p>
            </table:table-cell>
          </table:table-row>
        </table:table>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19-11-20T23:59:53.350033789</dc:date>
    <meta:editing-cycles>9</meta:editing-cycles>
    <meta:editing-duration>PT11M49S</meta:editing-duration>
    <meta:document-statistic meta:table-count="1" meta:image-count="0" meta:object-count="0" meta:page-count="11" meta:paragraph-count="286" meta:word-count="876" meta:character-count="7198" meta:non-whitespace-character-count="4683"/>
    <meta:generator>LibreOffice/5.2.7.2$Linux_AARCH64 LibreOffice_project/20m0$Build-2</meta:generator>
    <meta:user-defined meta:name="Company">FLVS</meta:user-defined>
    <meta:user-defined meta:name="Operator">JOSIAH KOWALSKI</meta:user-defined>
  </office:meta>
</office:document-meta>
</file>